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officeooo:paragraph-rsid="00076fb6"/>
    </style:style>
    <style:style style:name="P3" style:family="paragraph" style:parent-style-name="Preformatted_20_Text">
      <style:paragraph-properties fo:margin-top="0cm" fo:margin-bottom="0.499cm" loext:contextual-spacing="false"/>
      <style:text-properties officeooo:paragraph-rsid="000887ee"/>
    </style:style>
    <style:style style:name="P4" style:family="paragraph" style:parent-style-name="Preformatted_20_Text">
      <style:paragraph-properties fo:margin-top="0cm" fo:margin-bottom="0.499cm" loext:contextual-spacing="false"/>
      <style:text-properties officeooo:paragraph-rsid="0009bf2b"/>
    </style:style>
    <style:style style:name="P5" style:family="paragraph" style:parent-style-name="Preformatted_20_Text">
      <style:text-properties officeooo:paragraph-rsid="00076fb6"/>
    </style:style>
    <style:style style:name="P6" style:family="paragraph" style:parent-style-name="Preformatted_20_Text">
      <style:text-properties officeooo:paragraph-rsid="0009bf2b"/>
    </style:style>
    <style:style style:name="T1" style:family="text">
      <style:text-properties style:font-name="courier new"/>
    </style:style>
    <style:style style:name="T2" style:family="text">
      <style:text-properties fo:color="#00adad"/>
    </style:style>
    <style:style style:name="T3" style:family="text">
      <style:text-properties officeooo:rsid="00032e64"/>
    </style:style>
    <style:style style:name="T4" style:family="text">
      <style:text-properties officeooo:rsid="0004e3d8"/>
    </style:style>
    <style:style style:name="T5" style:family="text">
      <style:text-properties officeooo:rsid="0009bf2b"/>
    </style:style>
    <style:style style:name="T6" style:family="text">
      <style:text-properties officeooo:rsid="000b55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Hadoop Practical <text:span text:style-name="T6">4</text:span> - using Python with MapReduce</text:h>
      <text:p text:style-name="Text_20_body"/>
      <text:h text:style-name="Heading_20_3" text:outline-level="3">1. Introduction</text:h>
      <text:p text:style-name="Text_20_body">As you already know, there are two major part in Hadoop: HDFS and Mapreduce. The first one to store data and the second one to process data. At the same time, there are many different applications that can be used for data analysis in Hadoop. However, all of them work through Mapreduce. During following several practicals we will use the Hadoop Streaming module of Hadoop to run a MapReduce job where the mapper and the reducer are specified by Python program.</text:p>
      <text:p text:style-name="Text_20_body">Why do this?</text:p>
      <text:p text:style-name="Text_20_body">Although the MapReduce model using Java is very flexible, as seen in last weeks practical, high level knowledge and skill in Java is needed to write even simple MapReduce programs. You can use templates and simply replace some of the code within classes, however you still need to know what you are doing to understand what is happening, and to be able to fix errors that you may create in the code.</text:p>
      <text:p text:style-name="Text_20_body">The Hadoop Streaming model provides less flexibility, but allows you to write much simpler code, in Python and other languages, to just the mapper processing and the reducer processing.</text:p>
      <text:p text:style-name="Text_20_body">We will do in this practical a couple of MapReduce programs in Python, and both are relatively simple to get working.</text:p>
      <text:p text:style-name="Text_20_body">You do need to be aware that you first need to get the data you are going to feed into the mapper into HDFS from the Linux file system, and that the results will be written to HDFS, so you need to get them back to the Linux file system.</text:p>
      <text:p text:style-name="Standard"/>
      <text:h text:style-name="Heading_20_3" text:outline-level="3">2. The word count problem</text:h>
      <text:p text:style-name="Text_20_body">We are going to start with the 'Hello World!' of MapReduce, the word count problem.</text:p>
      <text:p text:style-name="Text_20_body">The MapReduce program will read a text file and count how often each word in the file occurs, writing out a text file with one word and count per line, the word and count separated by a tab.</text:p>
      <text:p text:style-name="Text_20_body">To do this we will:</text:p>
      <text:p text:style-name="Text_20_body"><text:span text:style-name="Strong_20_Emphasis">1. Write the mapper program</text:span></text:p>
      <text:p text:style-name="Text_20_body">Write and test a short Python program that splits the input file up in to words, writing out each word found on a line, followed by a tab and the number '1'.</text:p>
      <text:p text:style-name="Text_20_body">We can test the program within the Linux environment to ensure it works as required before trying it with the MapReduce program.</text:p>
      <text:p text:style-name="Text_20_body"><text:span text:style-name="Strong_20_Emphasis">2. Write the reducer program</text:span></text:p>
      <text:p text:style-name="Text_20_body"><text:soft-page-break/>Write and test a short Python program that accepts a stream of (word, list(numbers)), and writes out, one per line, the word, a tab, and the sum of the numbers.</text:p>
      <text:p text:style-name="Text_20_body">Again, can test this in the Linux environment before trying it with the MapReduce program.</text:p>
      <text:p text:style-name="Text_20_body"><text:span text:style-name="Strong_20_Emphasis">3. Test the two Python programs together.</text:span></text:p>
      <text:p text:style-name="Text_20_body">We can use the Linux command line plus Linux utilities to test that the two python programs work together - we can simulate the MapReduce process. Once we are sure that mapper and reducer work, we can move on to using them in a MapReduce program.</text:p>
      <text:p text:style-name="Text_20_body"><text:span text:style-name="Strong_20_Emphasis">4. Get the data and the python program into HDFS</text:span></text:p>
      <text:p text:style-name="Text_20_body"><text:span text:style-name="Strong_20_Emphasis">5. Run the MapReduce program.</text:span></text:p>
      <text:p text:style-name="Text_20_body"><text:span text:style-name="Strong_20_Emphasis">6. Check the results and get the results back to the Linux file system.</text:span></text:p>
      <text:p text:style-name="Text_20_body">OK, lets start!</text:p>
      <text:p text:style-name="Standard"/>
      <text:h text:style-name="Heading_20_3" text:outline-level="3">2. The word count problem</text:h>
      <text:h text:style-name="Heading_20_4" text:outline-level="4">2.1. Writing the Mapper program</text:h>
      <text:p text:style-name="Text_20_body"><text:span text:style-name="Strong_20_Emphasis">Outline</text:span></text:p>
      <text:p text:style-name="Text_20_body">The program will read lines from <text:span text:style-name="Strong_20_Emphasis"><text:span text:style-name="T1">stdin</text:span></text:span><text:span text:style-name="T1"> </text:span>and write key, value pairs to <text:span text:style-name="Strong_20_Emphasis"><text:span text:style-name="T1">stdout</text:span></text:span>.</text:p>
      <text:p text:style-name="Text_20_body">The input lines are lines of text - need to split these up into words.</text:p>
      <text:p text:style-name="Text_20_body">The output is lines of text, each line containing a word, a tab, and the number '1'.</text:p>
      <text:p text:style-name="Text_20_body"><text:span text:style-name="Strong_20_Emphasis">Creating your code on the Linux file system</text:span></text:p>
      <text:p text:style-name="Text_20_body">On your Linux file system create a subdirectory in your home directory called <text:span text:style-name="Strong_20_Emphasis">prac04</text:span>.</text:p>
      <text:p text:style-name="Text_20_body">In this subdirectory create a  subdirectory '<text:span text:style-name="Strong_20_Emphasis">src</text:span>'.  Set <text:span text:style-name="Strong_20_Emphasis">src</text:span> as your current directory.</text:p>
      <text:p text:style-name="Text_20_body">Start one of the editors (I like the emacs editor or gedit Text Editor) and create a file mapper.py with the following content:</text:p>
      <text:p text:style-name="Preformatted_20_Text">#!/usr/bin/env python <text:s/></text:p>
      <text:p text:style-name="Preformatted_20_Text">import sys <text:s/></text:p>
      <text:p text:style-name="Preformatted_20_Text"># input comes from STDIN (standard input) </text:p>
      <text:p text:style-name="Preformatted_20_Text">for line in sys.stdin:</text:p>
      <text:p text:style-name="Preformatted_20_Text"><text:s text:c="2"/># remove leading and trailing whitespace</text:p>
      <text:p text:style-name="Preformatted_20_Text"><text:s text:c="2"/>line = line.strip()</text:p>
      <text:p text:style-name="Preformatted_20_Text"><text:s text:c="2"/># split the line into words</text:p>
      <text:p text:style-name="Preformatted_20_Text"><text:s text:c="2"/>words = line.split()</text:p>
      <text:p text:style-name="Preformatted_20_Text"><text:s text:c="2"/># increase counters</text:p>
      <text:p text:style-name="Preformatted_20_Text"><text:s text:c="2"/>for word in words:</text:p>
      <text:p text:style-name="Preformatted_20_Text"><text:s text:c="6"/># write the results to STDOUT (standard output); <text:s/></text:p>
      <text:p text:style-name="Preformatted_20_Text"><text:s text:c="6"/># what we output here will be the input for the <text:s/></text:p>
      <text:p text:style-name="Preformatted_20_Text"><text:s text:c="6"/># Reduce step, i.e. the input for reducer.py <text:s/></text:p>
      <text:p text:style-name="Preformatted_20_Text"><text:s text:c="6"/># <text:s/></text:p>
      <text:p text:style-name="Preformatted_20_Text"><text:s text:c="6"/># tab-delimited; the trivial word count is 1 <text:s/></text:p>
      <text:p text:style-name="P1"><text:s text:c="6"/>print<text:span text:style-name="T4">(</text:span>'%s\t%s' % (word, 1)<text:span text:style-name="T4">)</text:span></text:p>
      <text:p text:style-name="Text_20_body"><text:soft-page-break/>You want to be able to test your code before you try it with MapReduce, so make the program executable:</text:p>
      <text:p text:style-name="P1">chmod +x ./mapper.py</text:p>
      <text:p text:style-name="Text_20_body">Create text file with some sample text.  I have created the file test.txt:</text:p>
      <text:p text:style-name="Preformatted_20_Text">the quick brown fox jumped over the lazy dog</text:p>
      <text:p text:style-name="Preformatted_20_Text">the dog chased the quick brown fox</text:p>
      <text:p text:style-name="Preformatted_20_Text">the quick brown fox was too cunning and too fast for the dog to catch</text:p>
      <text:p text:style-name="P1">the dog chased briefly and then went back to sleeping in the sun</text:p>
      <text:p text:style-name="Text_20_body">You can now test your python program. Here I assume that you data file and python script are in the same directory and it is your current directory.</text:p>
      <text:p text:style-name="P1">cat test.txt | ./mapper.py</text:p>
      <text:p text:style-name="Text_20_body">Very often it is more convenient to test your code on a smaller version of the same file. You can create a shorter version of the file test.txt, say you keep only first line only. Or you can use command head that shows your selected number of lines from the file:</text:p>
      <text:p text:style-name="P1">head -2 test.txt | ./mapper.py</text:p>
      <text:p text:style-name="Text_20_body">In this case, I ask for two top lines.</text:p>
      <text:p text:style-name="Text_20_body">This should give the output something like that below::</text:p>
      <text:p text:style-name="Preformatted_20_Text">[cloudera@quickstart src]$ head -1 test.txt | ./mapper.py</text:p>
      <text:p text:style-name="Preformatted_20_Text">the 1</text:p>
      <text:p text:style-name="Preformatted_20_Text">quick 1</text:p>
      <text:p text:style-name="Preformatted_20_Text">brown 1</text:p>
      <text:p text:style-name="Preformatted_20_Text">fox 1</text:p>
      <text:p text:style-name="Preformatted_20_Text">jumped 1</text:p>
      <text:p text:style-name="Preformatted_20_Text">over 1</text:p>
      <text:p text:style-name="Preformatted_20_Text">the 1</text:p>
      <text:p text:style-name="Preformatted_20_Text">lazy 1</text:p>
      <text:p text:style-name="P1">dog 1</text:p>
      <text:p text:style-name="Text_20_body">If so, your mapper program should be working.</text:p>
      <text:p text:style-name="Text_20_body">Vertical line <text:span text:style-name="Strong_20_Emphasis">|</text:span> is a symbol for "piping". You tell Linux environment to take results from the first command (here it is <text:span text:style-name="Strong_20_Emphasis">cat</text:span> or <text:span text:style-name="Strong_20_Emphasis">head</text:span>) and pipe them in the second command, instead of outputting them on the screen. You can build a very long chain of commands piping results from the first in to second, then to third and so on.</text:p>
      <text:p text:style-name="Text_20_body">To replicate the first stage of MapReduce job, we have to use the following command:</text:p>
      <text:p text:style-name="P1">cat test.txt | ./mapper.py | sort</text:p>
      <text:p text:style-name="Text_20_body">Here we use <text:span text:style-name="Strong_20_Emphasis">cat</text:span> to read file and pipe it in to our <text:span text:style-name="Strong_20_Emphasis">mapper.py</text:span>, then results from <text:span text:style-name="Strong_20_Emphasis">mapper.py</text:span> go to command <text:span text:style-name="Strong_20_Emphasis">sort</text:span>. Results from <text:span text:style-name="Strong_20_Emphasis">sort</text:span> will be outputted on the screen. And that is how MapReduce processes files - read, map, sort; then data is ready for reducer.</text:p>
      <text:h text:style-name="Heading_20_4" text:outline-level="4"><text:bookmark text:name="yui_3_17_2_1_1549445894876_61"/><text:soft-page-break/>2.2. Writing the Reducer program</text:h>
      <text:p text:style-name="Text_20_body">The reducer program accepts a stream of lines containing  key and value, and sums the values associated with each key.</text:p>
      <text:p text:style-name="Text_20_body">Create a file reducer.py and enter the code below. </text:p>
      <text:p text:style-name="Preformatted_20_Text">#!/usr/bin/env python</text:p>
      <text:p text:style-name="Preformatted_20_Text">import sys</text:p>
      <text:p text:style-name="Preformatted_20_Text"><text:s/></text:p>
      <text:p text:style-name="Preformatted_20_Text"># initial values</text:p>
      <text:p text:style-name="Preformatted_20_Text">temp_count = 0</text:p>
      <text:p text:style-name="Preformatted_20_Text">temp_word = None</text:p>
      <text:p text:style-name="Preformatted_20_Text"><text:s/></text:p>
      <text:p text:style-name="Preformatted_20_Text"># input comes from STDIN</text:p>
      <text:p text:style-name="Preformatted_20_Text">for line in sys.stdin:</text:p>
      <text:p text:style-name="Preformatted_20_Text"><text:s text:c="4"/># remove leading and trailing whitespace</text:p>
      <text:p text:style-name="Preformatted_20_Text"><text:s text:c="4"/>line = line.strip()</text:p>
      <text:p text:style-name="Preformatted_20_Text"><text:s/></text:p>
      <text:p text:style-name="Preformatted_20_Text"><text:s text:c="4"/># parse the input we got from mapper.py</text:p>
      <text:p text:style-name="Preformatted_20_Text"><text:s text:c="4"/>word, count = line.split('\t', 1)</text:p>
      <text:p text:style-name="Preformatted_20_Text"/>
      <text:p text:style-name="Preformatted_20_Text"><text:s text:c="4"/># convert count (currently a string) to int</text:p>
      <text:p text:style-name="Preformatted_20_Text"><text:s text:c="4"/>try:</text:p>
      <text:p text:style-name="Preformatted_20_Text"><text:s text:c="8"/>count = int(count)</text:p>
      <text:p text:style-name="Preformatted_20_Text"><text:s text:c="4"/>except ValueError:</text:p>
      <text:p text:style-name="Preformatted_20_Text"><text:s text:c="8"/>continue</text:p>
      <text:p text:style-name="Preformatted_20_Text"/>
      <text:p text:style-name="Preformatted_20_Text"><text:s text:c="4"/># check if we get the same word as before</text:p>
      <text:p text:style-name="Preformatted_20_Text"><text:s text:c="4"/># if yes, then increase counter; </text:p>
      <text:p text:style-name="Preformatted_20_Text"><text:s text:c="4"/># if no, then output old results and start counting again</text:p>
      <text:p text:style-name="Preformatted_20_Text"><text:s text:c="4"/>if word == temp_word:</text:p>
      <text:p text:style-name="Preformatted_20_Text"><text:s text:c="8"/>temp_count = temp_count + count</text:p>
      <text:p text:style-name="Preformatted_20_Text"><text:s text:c="4"/>else:</text:p>
      <text:p text:style-name="Preformatted_20_Text"><text:s text:c="8"/>if temp_word != None:</text:p>
      <text:p text:style-name="Preformatted_20_Text"><text:s text:c="12"/>print('%s\t%s'% (temp_word, temp_count))</text:p>
      <text:p text:style-name="Preformatted_20_Text"><text:s text:c="8"/>temp_word = word</text:p>
      <text:p text:style-name="Preformatted_20_Text"><text:s text:c="8"/>temp_count = count</text:p>
      <text:p text:style-name="Preformatted_20_Text"/>
      <text:p text:style-name="Preformatted_20_Text"># output very last word in the list</text:p>
      <text:p text:style-name="P1">print('%s\t%s'% (temp_word, temp_count))</text:p>
      <text:p text:style-name="Text_20_body">Don't forget to change mode for reducer the same way as you did for mapper:</text:p>
      <text:p text:style-name="P1">chmod +x ./reducer.py</text:p>
      <text:p text:style-name="Text_20_body">Now you can test the reducer.py program using:</text:p>
      <text:p text:style-name="P1">cat test.txt | ./mapper.py | sort | ./reducer.py </text:p>
      <text:p text:style-name="Text_20_body">The output from this should be:</text:p>
      <text:p text:style-name="Preformatted_20_Text">[cloudera@quickstart src]$ cat test.txt | ./mapper.py | sort | ./reducer.py</text:p>
      <text:p text:style-name="Preformatted_20_Text">and <text:s text:c="4"/>2</text:p>
      <text:p text:style-name="Preformatted_20_Text">back <text:s text:c="3"/>1</text:p>
      <text:p text:style-name="Preformatted_20_Text">briefly 1</text:p>
      <text:p text:style-name="Preformatted_20_Text">brown <text:s text:c="2"/>3</text:p>
      <text:p text:style-name="Preformatted_20_Text">catch <text:s text:c="2"/>1</text:p>
      <text:p text:style-name="Preformatted_20_Text">chased <text:s/>2</text:p>
      <text:p text:style-name="Preformatted_20_Text">cunning 1</text:p>
      <text:p text:style-name="Preformatted_20_Text">dog <text:s text:c="4"/>4</text:p>
      <text:p text:style-name="Preformatted_20_Text">fast <text:s text:c="3"/>1</text:p>
      <text:p text:style-name="Preformatted_20_Text"><text:soft-page-break/>for <text:s text:c="4"/>1</text:p>
      <text:p text:style-name="Preformatted_20_Text">fox <text:s text:c="4"/>3</text:p>
      <text:p text:style-name="Preformatted_20_Text">in <text:s text:c="5"/>1</text:p>
      <text:p text:style-name="Preformatted_20_Text">jumped <text:s/>1</text:p>
      <text:p text:style-name="Preformatted_20_Text">lazy <text:s text:c="3"/>1</text:p>
      <text:p text:style-name="Preformatted_20_Text">over <text:s text:c="3"/>1</text:p>
      <text:p text:style-name="Preformatted_20_Text">quick <text:s text:c="2"/>3</text:p>
      <text:p text:style-name="Preformatted_20_Text">sleeping <text:s text:c="7"/>1</text:p>
      <text:p text:style-name="Preformatted_20_Text">sun <text:s text:c="4"/>1</text:p>
      <text:p text:style-name="Preformatted_20_Text">the <text:s text:c="4"/>8</text:p>
      <text:p text:style-name="Preformatted_20_Text">then <text:s text:c="3"/>1</text:p>
      <text:p text:style-name="Preformatted_20_Text">to <text:s text:c="5"/>2</text:p>
      <text:p text:style-name="Preformatted_20_Text">too <text:s text:c="4"/>2</text:p>
      <text:p text:style-name="Preformatted_20_Text">was <text:s text:c="4"/>1</text:p>
      <text:p text:style-name="P1">went <text:s text:c="3"/>1</text:p>
      <text:p text:style-name="Text_20_body">We are now ready to try this with Hadoop Streaming.</text:p>
      <text:p text:style-name="Standard"/>
      <text:h text:style-name="Heading_20_4" text:outline-level="4">2.3. Setting up HDFS for the MapReduce program</text:h>
      <text:p text:style-name="Text_20_body">First you need to copy you input files to HDFS.  Create a subdirectory called prac04 on your HDFS home directory.  My HDFS home directory is at /user/cloudera. You will need to modify the HDFS home directory to suit the virtual environment that you are using (e.g. training for Udacity image).</text:p>
      <text:p text:style-name="P1">hadoop fs -mkdir /user/cloudera/prac04 /user/cloudera/prac04/input</text:p>
      <text:p text:style-name="Text_20_body">Alternatively, you can use relative path:</text:p>
      <text:p text:style-name="P1">hadoop fs -mkdir prac04 prac04/input</text:p>
      <text:p text:style-name="Text_20_body">You can check your have done this correctly:</text:p>
      <text:p text:style-name="P1">hadoop fs -ls</text:p>
      <text:p text:style-name="Text_20_body">and then:</text:p>
      <text:p text:style-name="P1">hadoop fs -ls prac04</text:p>
      <text:p text:style-name="Text_20_body">Now you can load the test file into the input directory (assuming that the file is in your current directory):</text:p>
      <text:p text:style-name="P1">hadoop fs -put test.txt prac04/input</text:p>
      <text:p text:style-name="Text_20_body">Other way to do the same job is:</text:p>
      <text:p text:style-name="P1">hadoop fs -copyFromLocal test.txt /user/cloudera/prac04/input</text:p>
      <text:p text:style-name="Text_20_body">Parameter <text:span text:style-name="Strong_20_Emphasis">-copyFromLocal</text:span> is more restrictive (so it is safer) and works for your local machine only, e.g. you can not copy from Hadoop to Hadoop, while <text:span text:style-name="Strong_20_Emphasis">-put</text:span> (and <text:span text:style-name="Strong_20_Emphasis">-get</text:span>) allows to do whatever you want.</text:p>
      <text:p text:style-name="Text_20_body">We are now ready to run Hadoop with Python mapper and reducer.</text:p>
      <text:h text:style-name="Heading_20_4" text:outline-level="4">2.4. Running the MapReduce program</text:h>
      <text:p text:style-name="Text_20_body">Before running your Python mapper and reducer, you need to check what jar file do you have. Use the following command:</text:p>
      <text:p text:style-name="P1"><text:soft-page-break/>ls /usr/lib/hadoop-0.20-mapreduce/contrib/streaming/</text:p>
      <text:p text:style-name="Text_20_body">Result is version specific and will be something like:</text:p>
      <text:p text:style-name="Preformatted_20_Text">[cloudera@quickstart src]$ ls /usr/lib/hadoop-0.20-mapreduce/contrib/streaming/</text:p>
      <text:p text:style-name="P1"><text:span text:style-name="Strong_20_Emphasis"><text:span text:style-name="T2">hadoop-streaming-2.6.0-mr1-cdh5.5.0.jar</text:span></text:span><text:span text:style-name="T2"> </text:span><text:span text:style-name="Strong_20_Emphasis"><text:span text:style-name="T2">hadoop-streaming-mr1.jar</text:span></text:span><text:span text:style-name="Strong_20_Emphasis"> lib</text:span></text:p>
      <text:p text:style-name="P1"><text:span text:style-name="Strong_20_Emphasis">OR</text:span></text:p>
      <text:p text:style-name="P1"><text:span text:style-name="Strong_20_Emphasis">locate hadoop-streaming-2.7</text:span></text:p>
      <text:p text:style-name="P1"><text:span text:style-name="Strong_20_Emphasis">/usr/local/hadoop/share/hadoop/tools/lib/hadoop-streaming-2.7.7.jar</text:span></text:p>
      <text:p text:style-name="P1"><text:span text:style-name="Strong_20_Emphasis">/usr/local/hadoop/share/hadoop/tools/sources/hadoop-streaming-2.7.7-sources.jar</text:span></text:p>
      <text:p text:style-name="P1"><text:span text:style-name="Strong_20_Emphasis">/usr/local/hadoop/share/hadoop/tools/sources/hadoop-streaming-2.7.7-test-sources.jar</text:span></text:p>
      <text:p text:style-name="P1"><text:span text:style-name="Strong_20_Emphasis"/></text:p>
      <text:p text:style-name="Text_20_body">In my case there are two jar files and I can use any of them, as the second (shorter) file is a shortcut for the first one.</text:p>
      <text:p text:style-name="Text_20_body">Example below uses CDH version 5.5, while you might have a later version of CDH and later version of jar file. You'll need to adjust your code accordingly, otherwise you get an error message:  'Not a valid JAR'.</text:p>
      <text:p text:style-name="Preformatted_20_Text">hadoop jar /usr/lib/hadoop-0.20-mapreduce/contrib/streaming/hadoop-streaming-2.6.0-mr1-cdh5.5.0.jar \</text:p>
      <text:p text:style-name="Preformatted_20_Text">-file /home/cloudera/prac04/src/mapper.py \</text:p>
      <text:p text:style-name="Preformatted_20_Text">-mapper /home/cloudera/prac04/src/mapper.py \</text:p>
      <text:p text:style-name="Preformatted_20_Text">-file /home/cloudera/prac04/src/reducer.py \</text:p>
      <text:p text:style-name="Preformatted_20_Text">-reducer /home/cloudera/prac04/src/reducer.py \</text:p>
      <text:p text:style-name="Preformatted_20_Text">-input /user/cloudera/prac04/input/* \</text:p>
      <text:p text:style-name="P1">-output /user/cloudera/prac04/output</text:p>
      <text:p text:style-name="P1"><text:s/></text:p>
      <text:p text:style-name="P3"><text:span text:style-name="Strong_20_Emphasis">hadoop jar /usr/local/hadoop/share/hadoop/tools/lib/hadoop-streaming-2.7.7.jar \</text:span></text:p>
      <text:p text:style-name="P5">-file prac04/src/mapper.py \</text:p>
      <text:p text:style-name="P5">-mapper prac04/src/mapper.py \</text:p>
      <text:p text:style-name="P5">-file prac04/src/reducer.py \</text:p>
      <text:p text:style-name="P5">-reducer prac04/src/reducer.py \</text:p>
      <text:p text:style-name="P5">-input prac04/input/* \</text:p>
      <text:p text:style-name="P2"><text:span text:style-name="Strong_20_Emphasis">-output prac04/output</text:span></text:p>
      <text:p text:style-name="P4"><text:span text:style-name="Strong_20_Emphasis">hadoop jar /usr/local/hadoop/share/hadoop/tools/lib/hadoop-streaming-2.</text:span><text:span text:style-name="Strong_20_Emphasis"><text:span text:style-name="T5">10</text:span></text:span><text:span text:style-name="Strong_20_Emphasis">.</text:span><text:span text:style-name="Strong_20_Emphasis"><text:span text:style-name="T5">0</text:span></text:span><text:span text:style-name="Strong_20_Emphasis">.jar\</text:span></text:p>
      <text:p text:style-name="P6">-file prac04/src/mapper.py \</text:p>
      <text:p text:style-name="P6">-mapper prac04/src/mapper.py \</text:p>
      <text:p text:style-name="P6">-file prac04/src/reducer.py \</text:p>
      <text:p text:style-name="P6">-reducer prac04/src/reducer.py \</text:p>
      <text:p text:style-name="P6">-input prac04/input/* \</text:p>
      <text:p text:style-name="P4"><text:span text:style-name="Strong_20_Emphasis">-output prac04/output</text:span></text:p>
      <text:p text:style-name="Text_20_body">To run MapReduce job with the Hadoop Streaming utility (the program in the jar file), you have to pass in paramters to tell Hadoop Streaming what you are using as mapper and reducer programs <text:soft-page-break/>(these are on the Unix file system), where the input data is (on HDFS), and where the output should be written (on HDFS). </text:p>
      <text:p text:style-name="Text_20_body"><text:span text:style-name="Strong_20_Emphasis">Note</text:span>: I have added some '\' characters to command below.  These are telling the Linux command line that the single input line spans several actual input lines. You can type all below commands in one line without '\'  - like this one:</text:p>
      <text:p text:style-name="P1">hadoop jar /usr/lib/hadoop-0.20-mapreduce/contrib/streaming/hadoop-streaming-2.6.0-mr1-cdh5.5.0.jar -file mapper.py -mapper mapper.py -file reducer.py -reducer reducer.py -input prac04/input/* -output prac04/output</text:p>
      <text:p text:style-name="Text_20_body">Here I use relative paths in Linux and in Hadoop and assume that the current directory is 'prac04/src' where my Python files are stored. So, before running Hadoop command try to run ls and be sure that you see your mapper and reducer in the files list.</text:p>
      <text:p text:style-name="Text_20_body">Below is an alternative version for the same command:</text:p>
      <text:p text:style-name="P1">hadoop jar /usr/lib/hadoop-0.20-mapreduce/contrib/streaming/hadoop-streaming-mr1.jar -mapper "python $PWD/mapper.py" -reducer "python $PWD/reducer.py" -input prac04/input -output prac04/output</text:p>
      <text:p text:style-name="Text_20_body">Before running any of these command be sure that <text:span text:style-name="Strong_20_Emphasis">output folder does not exist</text:span>, otherwise the process fails.</text:p>
      <text:p text:style-name="Text_20_body">If everything is OK, MapReduce job will be created and you see the progress report. When the job complete the last message will be:</text:p>
      <text:p text:style-name="P1">INFO streaming.StreamJob: Output directory: prac04/output</text:p>
      <text:p text:style-name="Text_20_body">... which is good - there are no error messages. You can now check the output directory:</text:p>
      <text:p text:style-name="P1">hadoop fs -ls /user/cloudera/prac04/output</text:p>
      <text:p text:style-name="Text_20_body">and should see something like:</text:p>
      <text:p text:style-name="Preformatted_20_Text">[cloudera@quickstart src]$ hadoop fs -ls /user/cloudera/prac04/output</text:p>
      <text:p text:style-name="Preformatted_20_Text">Found 2 items</text:p>
      <text:p text:style-name="Preformatted_20_Text">-rw-r--r-- 1 cloudera cloudera 0 2017-03-05 22:50 /user/cloudera/prac04/output/_SUCCESS</text:p>
      <text:p text:style-name="P1">-rw-r--r-- 1 cloudera cloudera 173 2017-03-05 22:50 /user/cloudera/prac04/output/part-00000</text:p>
      <text:p text:style-name="Text_20_body">You can view the contents of the results file:</text:p>
      <text:p text:style-name="Preformatted_20_Text">[cloudera@quickstart src]$ hadoop fs -cat /user/cloudera/prac04/output/part-00000</text:p>
      <text:p text:style-name="Preformatted_20_Text">and <text:s text:c="4"/>2</text:p>
      <text:p text:style-name="Preformatted_20_Text">back <text:s text:c="3"/>1</text:p>
      <text:p text:style-name="Preformatted_20_Text">briefly 1</text:p>
      <text:p text:style-name="Preformatted_20_Text">brown <text:s text:c="2"/>3</text:p>
      <text:p text:style-name="Preformatted_20_Text">catch <text:s text:c="2"/>1</text:p>
      <text:p text:style-name="Preformatted_20_Text">chased <text:s/>2</text:p>
      <text:p text:style-name="Preformatted_20_Text">cunning 1</text:p>
      <text:p text:style-name="Preformatted_20_Text">dog <text:s text:c="4"/>4</text:p>
      <text:p text:style-name="Preformatted_20_Text">fast <text:s text:c="3"/>1</text:p>
      <text:p text:style-name="Preformatted_20_Text">for <text:s text:c="4"/>1</text:p>
      <text:p text:style-name="Preformatted_20_Text">fox <text:s text:c="4"/>3</text:p>
      <text:p text:style-name="Preformatted_20_Text">in <text:s text:c="5"/>1</text:p>
      <text:p text:style-name="Preformatted_20_Text">jumped <text:s/>1</text:p>
      <text:p text:style-name="Preformatted_20_Text"><text:soft-page-break/>lazy <text:s text:c="3"/>1</text:p>
      <text:p text:style-name="Preformatted_20_Text">over <text:s text:c="3"/>1</text:p>
      <text:p text:style-name="Preformatted_20_Text">quick <text:s text:c="2"/>3</text:p>
      <text:p text:style-name="Preformatted_20_Text">sleeping <text:s text:c="5"/>1</text:p>
      <text:p text:style-name="Preformatted_20_Text">sun <text:s text:c="4"/>1</text:p>
      <text:p text:style-name="Preformatted_20_Text">the <text:s text:c="4"/>8</text:p>
      <text:p text:style-name="Preformatted_20_Text">then <text:s text:c="3"/>1</text:p>
      <text:p text:style-name="Preformatted_20_Text">to <text:s text:c="5"/>2</text:p>
      <text:p text:style-name="Preformatted_20_Text">too <text:s text:c="4"/>2</text:p>
      <text:p text:style-name="Preformatted_20_Text">was <text:s text:c="4"/>1</text:p>
      <text:p text:style-name="P1">went <text:s text:c="3"/>1</text:p>
      <text:p text:style-name="Text_20_body">Result is the same as for running python code in Linux environment. That is what we expected.</text:p>
      <text:h text:style-name="Heading_20_4" text:outline-level="4">2.5. Getting the results from HDFS</text:h>
      <text:p text:style-name="Text_20_body">You can copy the results back from HDFS to your Linux file system using (assuming you have moved to the <text:span text:style-name="Strong_20_Emphasis"> </text:span><text:span text:style-name="Strong_20_Emphasis"><text:span text:style-name="T1">/home/cloudera/prac04</text:span></text:span> directory):</text:p>
      <text:p text:style-name="Preformatted_20_Text">mkdir output</text:p>
      <text:p text:style-name="P1">hadoop fs -get /user/cloudera/prac04/output/part* ./output/</text:p>
      <text:p text:style-name="Text_20_body">You should now have the result files in the <text:span text:style-name="Strong_20_Emphasis"><text:span text:style-name="T1">output</text:span></text:span> directory.</text:p>
      <text:p text:style-name="Text_20_body">You can now erase the files from the HDFS:</text:p>
      <text:p text:style-name="P1">hadoop fs -rm -r /user/cloudera/prac04/output</text:p>
      <text:p text:style-name="Text_20_body">Now you are ready to run the same or modified code on the same data and with the same output folder.</text:p>
      <text:p text:style-name="Text_20_body"><text:span text:style-name="Strong_20_Emphasis">Note:</text:span> please be very careful - always check that your intended output folder does not exist in Hadoop. MapReduce would not run a new job if output folder exists. It is a protection measure, output folder might have valuable information - result of many hours of running complicated Python/Java code. You don't want to overwrite it by mistake, and Hadoop would not allow you to do it. You can delete old output folder or nominate a new one, like <text:span text:style-name="Strong_20_Emphasis"><text:span text:style-name="T1">output2</text:span></text:span><text:span text:style-name="T1"> </text:span>or <text:span text:style-name="Strong_20_Emphasis"><text:span text:style-name="T1">output_new</text:span></text:span> or <text:span text:style-name="Strong_20_Emphasis"><text:span text:style-name="T1">best_result_ever</text:span></text:span>. It can be anything but not existing in Hadoop.</text:p>
      <text:p text:style-name="Text_20_body">This practical has taught how to create a histogram of different words in a simple text document. <text:s/>This <text:span text:style-name="T6">very basic but </text:span>good data analysis tool <text:span text:style-name="T6">for text dat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06:46.538275724</meta:creation-date>
    <dc:date>2020-02-18T18:33:20.047620940</dc:date>
    <meta:editing-duration>PT1H42M20S</meta:editing-duration>
    <meta:editing-cycles>5</meta:editing-cycles>
    <meta:generator>LibreOffice/6.0.7.3$Linux_X86_64 LibreOffice_project/00m0$Build-3</meta:generator>
    <meta:print-date>2019-04-03T15:01:38.916542015</meta:print-date>
    <meta:document-statistic meta:table-count="0" meta:image-count="0" meta:object-count="0" meta:page-count="8" meta:paragraph-count="246" meta:word-count="2248" meta:character-count="13884" meta:non-whitespace-character-count="11542"/>
  </office:meta>
</office:document-meta>
</file>